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50f02" officeooo:paragraph-rsid="00150f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대화 상대의 말투를 Realtime으로 계산</text:p>
      <text:p text:style-name="P1">+ tts</text:p>
      <text:p text:style-name="P1"/>
      <text:p text:style-name="P1">대화의 prosody의 평균으로 가져가는 시도</text:p>
      <text:p text:style-name="P1"><text:s/>자신의 prosody와 상대의 prosody를real time으로 계산해서 대화 분위기 개선</text:p>
      <text:p text:style-name="P1"/>
      <text:p text:style-name="P1">あこがれのprosody를 학습</text:p>
      <text:p text:style-name="P1">きめ細かいprosody tokens</text:p>
      <text:p text:style-name="P1"/>
      <text:p text:style-name="P1">설득력 있는 사람과 없는 사람의 prosody는 어떻게 다른가?</text:p>
      <text:p text:style-name="P1"/>
      <text:p text:style-name="P1">感情労働減らせないか</text:p>
      <text:p text:style-name="P1">claim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20:51:45.086371231</meta:creation-date>
    <dc:date>2019-10-24T21:03:39.290317885</dc:date>
    <meta:editing-duration>PT34S</meta:editing-duration>
    <meta:editing-cycles>1</meta:editing-cycles>
    <meta:document-statistic meta:table-count="0" meta:image-count="0" meta:object-count="0" meta:page-count="1" meta:paragraph-count="9" meta:word-count="104" meta:character-count="194" meta:non-whitespace-character-count="166"/>
    <meta:generator>LibreOffice/5.1.6.2$Linux_X86_64 LibreOffice_project/10m0$Build-2</meta:generator>
  </office:meta>
</office:document-meta>
</file>